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2.843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425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626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style:paragraph-properties fo:margin-left="2.517cm" fo:margin-right="0cm" fo:text-indent="-2.517cm">
        <style:tab-stops>
          <style:tab-stop style:position="0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.497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  <text:p text:style-name="P4"><text:span text:style-name="T2">weight</text:span><text:span text:style-name="T2"><text:tab/></text:span><text:span text:style-name="T2">INT (def 0)</text:span></text:p>
            <text:p text:style-name="P4"><text:span text:style-name="T2">file_hashes</text:span><text:span text:style-name="T2"><text:tab/></text:span><text:span text:style-name="T2">TEXT</text:span></text:p>
          </draw:text-box>
          <draw:glue-point draw:id="4" svg:x="5.001cm" svg:y="-1.106cm"/>
          <draw:glue-point draw:id="5" svg:x="-5.001cm" svg:y="-1.106cm"/>
          <draw:glue-point draw:id="6" svg:x="-5.001cm" svg:y="2.05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4.209cm" svg:x="2.8cm" svg:y="1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name</text:span><text:span text:style-name="T2"><text:tab/></text:span><text:span text:style-name="T2">VARCHAR(80)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use_workflow</text:span><text:span text:style-name="T2"><text:tab/></text:span><text:span text:style-name="T2">BOOLEAN</text:span></text:p>
            <text:p text:style-name="P6"><text:span text:style-name="T2">presenta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1.724cm"/>
          <draw:glue-point draw:id="5" svg:x="-5cm" svg:y="-1.663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10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1.4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853cm" svg:x="22.905cm" svg:y="5.4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  <text:p text:style-name="P9"><text:span text:style-name="T2">weight</text:span><text:span text:style-name="T2"><text:tab/></text:span><text:span text:style-name="T2">INT (def 0)</text:span></text:p>
          </draw:text-box>
          <draw:glue-point draw:id="4" svg:x="-4.999cm" svg:y="-1.292cm"/>
        </draw:frame>
        <draw:frame draw:style-name="gr7" draw:text-style-name="P3" draw:id="id6" draw:layer="layout" svg:width="5.9cm" svg:height="3.497cm" svg:x="15.514cm" svg:y="7.9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full_po_id</text:span><text:span text:style-name="T2"><text:tab/></text:span><text:span text:style-name="T2">INT</text:span></text:p>
            <text:p text:style-name="P2"><text:span text:style-name="T2">part_po_id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523cm"/>
          <draw:glue-point draw:id="6" svg:x="-5cm" svg:y="-0.46cm"/>
          <draw:glue-point draw:id="7" svg:x="-5cm" svg:y="-1.156cm"/>
          <draw:glue-point draw:id="8" svg:x="5.001cm" svg:y="3.245cm"/>
          <draw:glue-point draw:id="9" svg:x="5.001cm" svg:y="4.16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8cm" svg:y2="16.379cm" draw:start-shape="id4" draw:start-glue-point="5" draw:end-shape="id5" draw:end-glue-point="4" svg:d="m9900 18467h-550v-2088h-550">
          <text:p/>
        </draw:connector>
        <draw:connector draw:style-name="gr8" draw:text-style-name="P10" draw:layer="layout" draw:line-skew="0.108cm" svg:x1="15.514cm" svg:y1="9.3cm" svg:x2="15.5cm" svg:y2="5.362cm" draw:start-shape="id6" draw:start-glue-point="7" draw:end-shape="id7" draw:end-glue-point="5" svg:d="m15514 9300h-407v-3938h393">
          <text:p/>
        </draw:connector>
        <draw:connector draw:style-name="gr8" draw:text-style-name="P10" draw:layer="layout" svg:x1="15.514cm" svg:y1="9.544cm" svg:x2="13.83cm" svg:y2="11.647cm" draw:start-shape="id6" draw:start-glue-point="6" draw:end-shape="id8" draw:end-glue-point="4" svg:d="m15514 9544h-842v2103h-842">
          <text:p/>
        </draw:connector>
        <draw:connector draw:style-name="gr8" draw:text-style-name="P10" draw:layer="layout" draw:line-skew="-0.121cm" svg:x1="15.514cm" svg:y1="9.886cm" svg:x2="14.43cm" svg:y2="17.294cm" draw:start-shape="id6" draw:start-glue-point="5" draw:end-shape="id4" draw:end-glue-point="4" svg:d="m15514 9886h-663v7408h-421">
          <text:p/>
        </draw:connector>
        <draw:connector draw:style-name="gr8" draw:text-style-name="P10" draw:layer="layout" svg:x1="15.5cm" svg:y1="6.464cm" svg:x2="14.314cm" svg:y2="4.129cm" draw:start-shape="id7" draw:start-glue-point="6" draw:end-shape="id2" draw:end-glue-point="5" svg:d="m15500 6464h-593v-2335h-593">
          <text:p/>
        </draw:connector>
        <draw:connector draw:style-name="gr8" draw:text-style-name="P10" draw:layer="layout" svg:x1="22.881cm" svg:y1="3.573cm" svg:x2="20.53cm" svg:y2="5.362cm" draw:start-shape="id9" draw:start-glue-point="4" draw:end-shape="id7" draw:end-glue-point="4" svg:d="m22881 3573h-1175v1789h-1176">
          <text:p/>
        </draw:connector>
        <draw:connector draw:style-name="gr8" draw:text-style-name="P10" draw:layer="layout" svg:x1="22.881cm" svg:y1="3.331cm" svg:x2="22.906cm" svg:y2="6.889cm" draw:start-shape="id9" draw:end-shape="id10" draw:end-glue-point="4" svg:d="m22881 3331h-501v3558h526">
          <text:p/>
        </draw:connector>
        <draw:frame draw:style-name="gr9" draw:text-style-name="P12" draw:layer="layout" svg:width="9.622cm" svg:height="0.62cm" svg:x="1cm" svg:y="19.38cm">
          <draw:text-box>
            <text:p text:style-name="P11"><text:span text:style-name="T4">Claude Paroz, - Stéphane Raimbault , v1.9, 2011-08-04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9.5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draw:line-skew="0.291cm" svg:x1="22.856cm" svg:y1="11.218cm" svg:x2="21.414cm" svg:y2="9.056cm" draw:start-shape="id11" draw:start-glue-point="4" draw:end-shape="id6" draw:end-glue-point="4" svg:d="m22856 11218h-430v-2162h-1012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3.853cm" svg:x="15.394cm" svg:y="16.0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</draw:text-box>
          <draw:glue-point draw:id="4" svg:x="5.001cm" svg:y="-0.467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8cm" svg:y2="16.405cm" draw:start-shape="id12" draw:start-glue-point="4" draw:end-shape="id5" draw:end-glue-point="5" svg:d="m1706 13295h-500v3110h1594">
          <text:p/>
        </draw:connector>
        <draw:frame draw:style-name="gr13" draw:text-style-name="P3" draw:id="id14" draw:layer="layout" svg:width="5.009cm" svg:height="3.876cm" svg:x="15.534cm" svg:y="11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294cm" svg:y1="17.839cm" svg:x2="20.542cm" svg:y2="12.993cm" draw:start-shape="id13" draw:start-glue-point="4" draw:end-shape="id14" draw:end-glue-point="4" svg:d="m21294 17839h501v-4846h-1253">
          <text:p/>
        </draw:connector>
        <draw:connector draw:style-name="gr8" draw:text-style-name="P10" draw:layer="layout" svg:x1="15.535cm" svg:y1="14.002cm" svg:x2="14.43cm" svg:y2="17.57cm" draw:start-shape="id14" draw:start-glue-point="5" draw:end-shape="id4" svg:d="m15535 14002h-553v3568h-552">
          <text:p/>
        </draw:connector>
        <draw:connector draw:style-name="gr8" draw:text-style-name="P10" draw:layer="layout" svg:x1="15.535cm" svg:y1="13.68cm" svg:x2="13.83cm" svg:y2="11.848cm" draw:start-shape="id14" draw:start-glue-point="6" draw:end-shape="id8" draw:end-glue-point="6" svg:d="m15535 13680h-853v-1832h-852">
          <text:p/>
        </draw:connector>
        <draw:connector draw:style-name="gr8" draw:text-style-name="P10" draw:layer="layout" svg:x1="15.535cm" svg:y1="13.314cm" svg:x2="15.5cm" svg:y2="5.362cm" draw:start-shape="id14" draw:start-glue-point="7" draw:end-shape="id7" draw:end-glue-point="5" svg:d="m15535 13314h-536v-7952h501">
          <text:p/>
        </draw:connector>
        <draw:frame draw:style-name="gr5" draw:text-style-name="P3" draw:id="id15" draw:layer="layout" svg:width="5.368cm" svg:height="3.853cm" svg:x="22.791cm" svg:y="13.733cm">
          <draw:text-box>
            <text:p text:style-name="P1"><text:span text:style-name="T1">pofile</text:span></text:p>
            <text:p text:style-name="P1"><text:span text:style-name="T1">-------------------------</text:span></text:p>
            <text:p text:style-name="P16"><text:span text:style-name="T2">id</text:span><text:span text:style-name="T2"><text:tab/></text:span><text:span text:style-name="T2">INT NOT NULL</text:span></text:p>
            <text:p text:style-name="P16"><text:span text:style-name="T2">path</text:span><text:span text:style-name="T2"><text:tab/></text:span><text:span text:style-name="T2">VARCHAR(100)</text:span></text:p>
            <text:p text:style-name="P16"><text:span text:style-name="T2">updated</text:span><text:span text:style-name="T2"><text:tab/></text:span><text:span text:style-name="T2">DATETIME</text:span></text:p>
            <text:p text:style-name="P16"><text:span text:style-name="T2">translated</text:span><text:span text:style-name="T2"><text:tab/></text:span><text:span text:style-name="T2">INT</text:span></text:p>
            <text:p text:style-name="P16"><text:span text:style-name="T2">fuzzy</text:span><text:span text:style-name="T2"><text:tab/></text:span><text:span text:style-name="T2">INT</text:span></text:p>
            <text:p text:style-name="P16"><text:span text:style-name="T2">untranslated</text:span><text:span text:style-name="T2"><text:tab/></text:span><text:span text:style-name="T2">INT</text:span></text:p>
            <text:p text:style-name="P16"><text:span text:style-name="T2">figures</text:span><text:span text:style-name="T2"><text:tab/></text:span><text:span text:style-name="T2">TEXT</text:span></text:p>
          </draw:text-box>
          <draw:glue-point draw:id="4" svg:x="-5.001cm" svg:y="-1.389cm"/>
          <draw:glue-point draw:id="5" svg:x="-5.001cm" svg:y="-1.898cm"/>
        </draw:frame>
        <draw:connector draw:style-name="gr8" draw:text-style-name="P10" draw:layer="layout" svg:x1="21.414cm" svg:y1="10.838cm" svg:x2="22.791cm" svg:y2="14.928cm" draw:start-shape="id6" draw:start-glue-point="8" draw:end-shape="id15" draw:end-glue-point="5" svg:d="m21414 10838h689v4090h688">
          <text:p/>
        </draw:connector>
        <draw:connector draw:style-name="gr8" draw:text-style-name="P10" draw:layer="layout" svg:x1="21.414cm" svg:y1="11.158cm" svg:x2="22.791cm" svg:y2="15.124cm" draw:start-shape="id6" draw:start-glue-point="9" draw:end-shape="id15" draw:end-glue-point="4" svg:d="m21414 11158h689v3966h6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Claude</meta:initial-creator>
    <meta:creation-date>2008-08-11T10:46:18</meta:creation-date>
    <dc:date>2011-08-04T12:10:10</dc:date>
    <meta:printed-by>Claude </meta:printed-by>
    <meta:print-date>2011-08-03T19:54:39</meta:print-date>
    <meta:editing-cycles>36</meta:editing-cycles>
    <meta:editing-duration>PT11H40M37S</meta:editing-duration>
    <dc:creator>Claude </dc:creator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